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=== Run information ===</text:p>
      <text:p text:style-name="Standard"/>
      <text:p text:style-name="Standard">Scheme: <text:s text:c="6"/>weka.classifiers.functions.LinearRegression -S 0 -R 1.0E-8</text:p>
      <text:p text:style-name="Standard">Relation: <text:s text:c="4"/>FeatureFileAllMT_Reg-weka.filters.unsupervised.attribute.Normalize-S1.0-T0.0-weka.filters.unsupervised.attribute.Remove-R1-4,28,30-43</text:p>
      <text:p text:style-name="Standard">Instances: <text:s text:c="3"/>1000</text:p>
      <text:p text:style-name="Standard">Attributes: <text:s text:c="2"/>24</text:p>
      <text:p text:style-name="Standard"><text:s text:c="14"/>LIWC_Catg_Achievement</text:p>
      <text:p text:style-name="Standard"><text:s text:c="14"/>LIWC_Catg_Affective Processes</text:p>
      <text:p text:style-name="Standard"><text:s text:c="14"/>LIWC_Catg_Biological Processes</text:p>
      <text:p text:style-name="Standard"><text:s text:c="14"/>LIWC_Catg_Causation</text:p>
      <text:p text:style-name="Standard"><text:s text:c="14"/>LIWC_Catg_Certainty</text:p>
      <text:p text:style-name="Standard"><text:s text:c="14"/>LIWC_Catg_Cognitive Processes</text:p>
      <text:p text:style-name="Standard"><text:s text:c="14"/>LIWC_Catg_Discrepancy</text:p>
      <text:p text:style-name="Standard"><text:s text:c="14"/>LIWC_Catg_Family</text:p>
      <text:p text:style-name="Standard"><text:s text:c="14"/>LIWC_Catg_Hear</text:p>
      <text:p text:style-name="Standard"><text:s text:c="14"/>LIWC_Catg_Humans</text:p>
      <text:p text:style-name="Standard"><text:s text:c="14"/>LIWC_Catg_Insight</text:p>
      <text:p text:style-name="Standard"><text:s text:c="14"/>LIWC_Catg_Motion</text:p>
      <text:p text:style-name="Standard"><text:s text:c="14"/>LIWC_Catg_Negative Emotion</text:p>
      <text:p text:style-name="Standard"><text:s text:c="14"/>LIWC_Catg_Perceptual Processes</text:p>
      <text:p text:style-name="Standard"><text:s text:c="14"/>LIWC_Catg_Positive Emotion</text:p>
      <text:p text:style-name="Standard"><text:s text:c="14"/>LIWC_Catg_Relativity</text:p>
      <text:p text:style-name="Standard"><text:s text:c="14"/>LIWC_Catg_Religion</text:p>
      <text:p text:style-name="Standard"><text:s text:c="14"/>LIWC_Catg_See</text:p>
      <text:p text:style-name="Standard"><text:s text:c="14"/>LIWC_Catg_Sexual</text:p>
      <text:p text:style-name="Standard"><text:s text:c="14"/>LIWC_Catg_Social Processes</text:p>
      <text:p text:style-name="Standard"><text:s text:c="14"/>LIWC_Catg_Tentative</text:p>
      <text:p text:style-name="Standard"><text:s text:c="14"/>LIWC_Catg_Time</text:p>
      <text:p text:style-name="Standard"><text:s text:c="14"/>LIWC_Catg_Work</text:p>
      <text:p text:style-name="Standard"><text:s text:c="14"/>MeanSimLabel</text:p>
      <text:p text:style-name="Standard">Test mode: <text:s text:c="3"/>10-fold cross-validation</text:p>
      <text:p text:style-name="Standard"/>
      <text:p text:style-name="Standard">=== Classifier model (full training set) ===</text:p>
      <text:p text:style-name="Standard"/>
      <text:p text:style-name="Standard"/>
      <text:p text:style-name="Standard">Linear Regression Model</text:p>
      <text:p text:style-name="Standard"/>
      <text:p text:style-name="Standard">MeanSimLabel =</text:p>
      <text:p text:style-name="Standard"/>
      <text:p text:style-name="Standard"><text:s text:c="5"/>-0.4204 * LIWC_Catg_Affective Processes +</text:p>
      <text:p text:style-name="Standard"><text:s text:c="5"/>-0.5323 * LIWC_Catg_Biological Processes +</text:p>
      <text:p text:style-name="Standard"><text:s text:c="6"/>0.8291 * LIWC_Catg_Causation +</text:p>
      <text:p text:style-name="Standard"><text:s text:c="6"/>0.6203 * LIWC_Catg_Certainty +</text:p>
      <text:p text:style-name="Standard"><text:s text:c="6"/>0.3975 * LIWC_Catg_Discrepancy +</text:p>
      <text:p text:style-name="Standard"><text:s text:c="6"/>1.1427 * LIWC_Catg_Motion +</text:p>
      <text:p text:style-name="Standard"><text:s text:c="6"/>0.5906 * LIWC_Catg_Negative Emotion +</text:p>
      <text:p text:style-name="Standard"><text:s text:c="6"/>1.7055 * LIWC_Catg_Perceptual Processes +</text:p>
      <text:p text:style-name="Standard"><text:s text:c="6"/>0.4426 * LIWC_Catg_Relativity +</text:p>
      <text:p text:style-name="Standard"><text:s text:c="6"/>0.815 <text:s/>* LIWC_Catg_Religion +</text:p>
      <text:p text:style-name="Standard"><text:s text:c="6"/>1.3907 * LIWC_Catg_Sexual +</text:p>
      <text:p text:style-name="Standard"><text:soft-page-break/><text:s text:c="6"/>0.6193 * LIWC_Catg_Work +</text:p>
      <text:p text:style-name="Standard"><text:s text:c="6"/>1.5017</text:p>
      <text:p text:style-name="Standard"/>
      <text:p text:style-name="Standard">Time taken to build model: 0.02 seconds</text:p>
      <text:p text:style-name="Standard"/>
      <text:p text:style-name="Standard">=== Predictions on test data ===</text:p>
      <text:p text:style-name="Standard"/>
      <text:p text:style-name="Standard">inst#,actual,predicted,error</text:p>
      <text:p text:style-name="Standard">1,0.6,1.997,1.397</text:p>
      <text:p text:style-name="Standard">2,0.5,2.417,1.917</text:p>
      <text:p text:style-name="Standard">3,2.4,1.513,-0.887</text:p>
      <text:p text:style-name="Standard">4,1,2.024,1.024</text:p>
      <text:p text:style-name="Standard">5,0.4,1.513,1.113</text:p>
      <text:p text:style-name="Standard">6,1.167,1.513,0.346</text:p>
      <text:p text:style-name="Standard">7,3,2.445,-0.555</text:p>
      <text:p text:style-name="Standard">8,1.167,1.513,0.346</text:p>
      <text:p text:style-name="Standard">9,0.6,2.508,1.908</text:p>
      <text:p text:style-name="Standard">10,1.333,1.513,0.179</text:p>
      <text:p text:style-name="Standard">11,2.667,2.445,-0.222</text:p>
      <text:p text:style-name="Standard">12,0.833,2.225,1.392</text:p>
      <text:p text:style-name="Standard">13,3.6,2.024,-1.576</text:p>
      <text:p text:style-name="Standard">14,0.6,1.513,0.913</text:p>
      <text:p text:style-name="Standard">15,3.4,1.713,-1.687</text:p>
      <text:p text:style-name="Standard">16,3.8,2.024,-1.776</text:p>
      <text:p text:style-name="Standard">17,2,1.513,-0.487</text:p>
      <text:p text:style-name="Standard">18,1,1.513,0.513</text:p>
      <text:p text:style-name="Standard">19,0,1.513,1.513</text:p>
      <text:p text:style-name="Standard">20,2,1.713,-0.287</text:p>
      <text:p text:style-name="Standard">21,1.2,1.841,0.641</text:p>
      <text:p text:style-name="Standard">22,2.4,2.445,0.045</text:p>
      <text:p text:style-name="Standard">23,3.333,2.024,-1.309</text:p>
      <text:p text:style-name="Standard">24,1.333,1.513,0.179</text:p>
      <text:p text:style-name="Standard">25,1.833,1.872,0.039</text:p>
      <text:p text:style-name="Standard">26,2.4,1.513,-0.887</text:p>
      <text:p text:style-name="Standard">27,1.286,2.63,1.344</text:p>
      <text:p text:style-name="Standard">28,2.6,1.513,-1.087</text:p>
      <text:p text:style-name="Standard">29,1.4,2.024,0.624</text:p>
      <text:p text:style-name="Standard">30,1.8,2.508,0.708</text:p>
      <text:p text:style-name="Standard">31,2.8,2.024,-0.776</text:p>
      <text:p text:style-name="Standard">32,2.2,2.384,0.184</text:p>
      <text:p text:style-name="Standard">33,3,2.024,-0.976</text:p>
      <text:p text:style-name="Standard">34,2,2.789,0.789</text:p>
      <text:p text:style-name="Standard">35,2.5,2.024,-0.476</text:p>
      <text:p text:style-name="Standard">36,1,1.513,0.513</text:p>
      <text:p text:style-name="Standard">37,2.6,1.918,-0.682</text:p>
      <text:p text:style-name="Standard">38,0.8,1.513,0.713</text:p>
      <text:p text:style-name="Standard">39,0.4,1.513,1.113</text:p>
      <text:p text:style-name="Standard">40,1.75,1.872,0.122</text:p>
      <text:p text:style-name="Standard">41,1.2,2.024,0.824</text:p>
      <text:p text:style-name="Standard">42,1,1.513,0.513</text:p>
      <text:p text:style-name="Standard">43,3.8,3.721,-0.079</text:p>
      <text:p text:style-name="Standard"><text:soft-page-break/>44,2.4,1.918,-0.482</text:p>
      <text:p text:style-name="Standard">45,3,2.536,-0.464</text:p>
      <text:p text:style-name="Standard">46,3,2.384,-0.616</text:p>
      <text:p text:style-name="Standard">47,2.6,2.024,-0.576</text:p>
      <text:p text:style-name="Standard">48,0.833,2.024,1.191</text:p>
      <text:p text:style-name="Standard">49,3.833,2.789,-1.044</text:p>
      <text:p text:style-name="Standard">50,2,2.024,0.024</text:p>
      <text:p text:style-name="Standard">51,2,1.513,-0.487</text:p>
      <text:p text:style-name="Standard">52,0.286,1.513,1.227</text:p>
      <text:p text:style-name="Standard">53,2.833,2.024,-0.809</text:p>
      <text:p text:style-name="Standard">54,2.8,2.508,-0.292</text:p>
      <text:p text:style-name="Standard">55,3.333,2.024,-1.309</text:p>
      <text:p text:style-name="Standard">56,1,1.513,0.513</text:p>
      <text:p text:style-name="Standard">57,1,1.918,0.918</text:p>
      <text:p text:style-name="Standard">58,3.333,3.922,0.588</text:p>
      <text:p text:style-name="Standard">59,1.333,1.513,0.179</text:p>
      <text:p text:style-name="Standard">60,3.8,2.445,-1.355</text:p>
      <text:p text:style-name="Standard">61,3.4,1.513,-1.887</text:p>
      <text:p text:style-name="Standard">62,2,2.508,0.508</text:p>
      <text:p text:style-name="Standard">63,2.2,2.024,-0.176</text:p>
      <text:p text:style-name="Standard">64,1,1.513,0.513</text:p>
      <text:p text:style-name="Standard">65,2.2,2.024,-0.176</text:p>
      <text:p text:style-name="Standard">66,1.333,1.513,0.179</text:p>
      <text:p text:style-name="Standard">67,2.8,3.039,0.239</text:p>
      <text:p text:style-name="Standard">68,2.333,2.024,-0.309</text:p>
      <text:p text:style-name="Standard">69,2.667,2.536,-0.131</text:p>
      <text:p text:style-name="Standard">70,1,1.513,0.513</text:p>
      <text:p text:style-name="Standard">71,4.4,2.536,-1.864</text:p>
      <text:p text:style-name="Standard">72,3.2,1.513,-1.687</text:p>
      <text:p text:style-name="Standard">73,2.8,1.513,-1.287</text:p>
      <text:p text:style-name="Standard">74,3.8,1.933,-1.867</text:p>
      <text:p text:style-name="Standard">75,2.5,1.513,-0.987</text:p>
      <text:p text:style-name="Standard">76,1.4,2.384,0.984</text:p>
      <text:p text:style-name="Standard">77,1.667,2.725,1.059</text:p>
      <text:p text:style-name="Standard">78,2.6,2.214,-0.386</text:p>
      <text:p text:style-name="Standard">79,2.333,2.323,-0.011</text:p>
      <text:p text:style-name="Standard">80,0.5,1.513,1.013</text:p>
      <text:p text:style-name="Standard">81,0.333,1.513,1.179</text:p>
      <text:p text:style-name="Standard">82,2,1.872,-0.128</text:p>
      <text:p text:style-name="Standard">83,0.8,1.513,0.713</text:p>
      <text:p text:style-name="Standard">84,3.2,1.513,-1.687</text:p>
      <text:p text:style-name="Standard">85,2,1.933,-0.067</text:p>
      <text:p text:style-name="Standard">86,0.2,1.933,1.733</text:p>
      <text:p text:style-name="Standard">87,3.25,2.024,-1.226</text:p>
      <text:p text:style-name="Standard">88,3.8,1.933,-1.867</text:p>
      <text:p text:style-name="Standard">89,2.8,2.024,-0.776</text:p>
      <text:p text:style-name="Standard">90,2.4,2.024,-0.376</text:p>
      <text:p text:style-name="Standard">91,3,1.841,-1.159</text:p>
      <text:p text:style-name="Standard">92,2.2,1.513,-0.687</text:p>
      <text:p text:style-name="Standard">93,2.2,1.933,-0.267</text:p>
      <text:p text:style-name="Standard">94,1,2.354,1.354</text:p>
      <text:p text:style-name="Standard"><text:soft-page-break/>95,3.25,2.024,-1.226</text:p>
      <text:p text:style-name="Standard">96,3.2,2.024,-1.176</text:p>
      <text:p text:style-name="Standard">97,3,2.024,-0.976</text:p>
      <text:p text:style-name="Standard">98,1.167,2.384,1.217</text:p>
      <text:p text:style-name="Standard">99,1.2,1.841,0.641</text:p>
      <text:p text:style-name="Standard">100,4.4,2.445,-1.955</text:p>
      <text:p text:style-name="Standard">1,1.4,1.899,0.499</text:p>
      <text:p text:style-name="Standard">2,2,2.102,0.102</text:p>
      <text:p text:style-name="Standard">3,0.8,1.593,0.793</text:p>
      <text:p text:style-name="Standard">4,0.4,1.331,0.931</text:p>
      <text:p text:style-name="Standard">5,2.25,1.506,-0.744</text:p>
      <text:p text:style-name="Standard">6,2.667,2.26,-0.407</text:p>
      <text:p text:style-name="Standard">7,1.167,1.924,0.757</text:p>
      <text:p text:style-name="Standard">8,1.667,2.014,0.347</text:p>
      <text:p text:style-name="Standard">9,2.667,2.438,-0.229</text:p>
      <text:p text:style-name="Standard">10,1.75,1.506,-0.244</text:p>
      <text:p text:style-name="Standard">11,4,1.6,-2.4</text:p>
      <text:p text:style-name="Standard">12,4.167,2.801,-1.366</text:p>
      <text:p text:style-name="Standard">13,1.833,1.506,-0.328</text:p>
      <text:p text:style-name="Standard">14,0.8,2.189,1.389</text:p>
      <text:p text:style-name="Standard">15,1.2,2.014,0.814</text:p>
      <text:p text:style-name="Standard">16,1.6,2.376,0.776</text:p>
      <text:p text:style-name="Standard">17,2.75,2.014,-0.736</text:p>
      <text:p text:style-name="Standard">18,3.5,2.014,-1.486</text:p>
      <text:p text:style-name="Standard">19,4.833,1.506,-3.328</text:p>
      <text:p text:style-name="Standard">20,1.833,1.506,-0.328</text:p>
      <text:p text:style-name="Standard">21,1.833,1.506,-0.328</text:p>
      <text:p text:style-name="Standard">22,1.6,2.102,0.502</text:p>
      <text:p text:style-name="Standard">23,0.6,1.153,0.553</text:p>
      <text:p text:style-name="Standard">24,1.833,1.506,-0.328</text:p>
      <text:p text:style-name="Standard">25,0.4,2.24,1.84</text:p>
      <text:p text:style-name="Standard">26,1.667,2.102,0.435</text:p>
      <text:p text:style-name="Standard">27,4,2.652,-1.348</text:p>
      <text:p text:style-name="Standard">28,1,1.95,0.95</text:p>
      <text:p text:style-name="Standard">29,1.4,1.839,0.439</text:p>
      <text:p text:style-name="Standard">30,0.667,1.593,0.926</text:p>
      <text:p text:style-name="Standard">31,2.2,1.506,-0.694</text:p>
      <text:p text:style-name="Standard">32,2.6,2.371,-0.229</text:p>
      <text:p text:style-name="Standard">33,3.2,1.506,-1.694</text:p>
      <text:p text:style-name="Standard">34,0,1.506,1.506</text:p>
      <text:p text:style-name="Standard">35,4,2.827,-1.173</text:p>
      <text:p text:style-name="Standard">36,3,2.376,-0.624</text:p>
      <text:p text:style-name="Standard">37,2.6,2.014,-0.586</text:p>
      <text:p text:style-name="Standard">38,2.6,2.014,-0.586</text:p>
      <text:p text:style-name="Standard">39,0.75,1.506,0.756</text:p>
      <text:p text:style-name="Standard">40,0,1.506,1.506</text:p>
      <text:p text:style-name="Standard">41,2,2.102,0.102</text:p>
      <text:p text:style-name="Standard">42,3.167,1.593,-1.574</text:p>
      <text:p text:style-name="Standard">43,1.4,1.593,0.193</text:p>
      <text:p text:style-name="Standard">44,3.6,3.299,-0.301</text:p>
      <text:p text:style-name="Standard">45,2.5,2.293,-0.207</text:p>
      <text:p text:style-name="Standard"><text:soft-page-break/>46,1.167,2.102,0.935</text:p>
      <text:p text:style-name="Standard">47,0.6,1.506,0.906</text:p>
      <text:p text:style-name="Standard">48,0.75,1.839,1.089</text:p>
      <text:p text:style-name="Standard">49,1.6,2.565,0.965</text:p>
      <text:p text:style-name="Standard">50,1.6,2.102,0.502</text:p>
      <text:p text:style-name="Standard">51,3,2.371,-0.629</text:p>
      <text:p text:style-name="Standard">52,0.25,1.506,1.256</text:p>
      <text:p text:style-name="Standard">53,1.167,2.014,0.847</text:p>
      <text:p text:style-name="Standard">54,1.75,1.836,0.086</text:p>
      <text:p text:style-name="Standard">55,2,1.836,-0.164</text:p>
      <text:p text:style-name="Standard">56,1.8,2.205,0.405</text:p>
      <text:p text:style-name="Standard">57,1.667,1.506,-0.161</text:p>
      <text:p text:style-name="Standard">58,2.25,2.522,0.272</text:p>
      <text:p text:style-name="Standard">59,1.6,1.506,-0.094</text:p>
      <text:p text:style-name="Standard">60,1.2,1.331,0.131</text:p>
      <text:p text:style-name="Standard">61,1.333,1.506,0.172</text:p>
      <text:p text:style-name="Standard">62,3,1.506,-1.494</text:p>
      <text:p text:style-name="Standard">63,0.4,1.506,1.106</text:p>
      <text:p text:style-name="Standard">64,1.6,2.014,0.414</text:p>
      <text:p text:style-name="Standard">65,0.833,1.506,0.672</text:p>
      <text:p text:style-name="Standard">66,3.167,2.26,-0.907</text:p>
      <text:p text:style-name="Standard">67,2.6,1.926,-0.674</text:p>
      <text:p text:style-name="Standard">68,1.4,2.102,0.702</text:p>
      <text:p text:style-name="Standard">69,0.833,2.24,1.407</text:p>
      <text:p text:style-name="Standard">70,2,1.593,-0.407</text:p>
      <text:p text:style-name="Standard">71,1.2,1.926,0.726</text:p>
      <text:p text:style-name="Standard">72,2,2.014,0.014</text:p>
      <text:p text:style-name="Standard">73,2.25,1.506,-0.744</text:p>
      <text:p text:style-name="Standard">74,2.2,2.24,0.04</text:p>
      <text:p text:style-name="Standard">75,2.8,2.654,-0.146</text:p>
      <text:p text:style-name="Standard">76,1.4,2.237,0.837</text:p>
      <text:p text:style-name="Standard">77,0.8,2.122,1.322</text:p>
      <text:p text:style-name="Standard">78,0.333,1.506,1.172</text:p>
      <text:p text:style-name="Standard">79,3.4,2.522,-0.878</text:p>
      <text:p text:style-name="Standard">80,1,1.951,0.951</text:p>
      <text:p text:style-name="Standard">81,4.2,2.102,-2.098</text:p>
      <text:p text:style-name="Standard">82,2.2,1.593,-0.607</text:p>
      <text:p text:style-name="Standard">83,1,2.017,1.017</text:p>
      <text:p text:style-name="Standard">84,0.2,1.506,1.306</text:p>
      <text:p text:style-name="Standard">85,3.2,2.237,-0.963</text:p>
      <text:p text:style-name="Standard">86,1.8,1.506,-0.294</text:p>
      <text:p text:style-name="Standard">87,1.2,2.017,0.817</text:p>
      <text:p text:style-name="Standard">88,3.25,1.593,-1.657</text:p>
      <text:p text:style-name="Standard">89,2.4,1.593,-0.807</text:p>
      <text:p text:style-name="Standard">90,1,2.379,1.379</text:p>
      <text:p text:style-name="Standard">91,2.333,2.014,-0.319</text:p>
      <text:p text:style-name="Standard">92,4.833,2.613,-2.22</text:p>
      <text:p text:style-name="Standard">93,0.333,1.331,0.997</text:p>
      <text:p text:style-name="Standard">94,4.167,1.728,-2.438</text:p>
      <text:p text:style-name="Standard">95,1,1.506,0.506</text:p>
      <text:p text:style-name="Standard">96,0.167,1.506,1.339</text:p>
      <text:p text:style-name="Standard"><text:soft-page-break/>97,4.6,1.955,-2.645</text:p>
      <text:p text:style-name="Standard">98,1,2.24,1.24</text:p>
      <text:p text:style-name="Standard">99,2,1.506,-0.494</text:p>
      <text:p text:style-name="Standard">100,0.2,1.506,1.306</text:p>
      <text:p text:style-name="Standard">1,1.5,1.499,-0.001</text:p>
      <text:p text:style-name="Standard">2,2.667,1.499,-1.168</text:p>
      <text:p text:style-name="Standard">3,1.4,2.104,0.704</text:p>
      <text:p text:style-name="Standard">4,2.6,2.203,-0.397</text:p>
      <text:p text:style-name="Standard">5,2,2.104,0.104</text:p>
      <text:p text:style-name="Standard">6,3.8,1.56,-2.24</text:p>
      <text:p text:style-name="Standard">7,2.143,2.277,0.134</text:p>
      <text:p text:style-name="Standard">8,2.2,1.499,-0.701</text:p>
      <text:p text:style-name="Standard">9,1.8,2.104,0.304</text:p>
      <text:p text:style-name="Standard">10,4.6,1.755,-2.845</text:p>
      <text:p text:style-name="Standard">11,1.333,2.029,0.695</text:p>
      <text:p text:style-name="Standard">12,1.167,1.423,0.256</text:p>
      <text:p text:style-name="Standard">13,2.8,1.598,-1.202</text:p>
      <text:p text:style-name="Standard">14,2.6,2.459,-0.141</text:p>
      <text:p text:style-name="Standard">15,0.4,1.938,1.538</text:p>
      <text:p text:style-name="Standard">16,0.2,1.499,1.299</text:p>
      <text:p text:style-name="Standard">17,3,1.888,-1.112</text:p>
      <text:p text:style-name="Standard">18,3.286,2.203,-1.082</text:p>
      <text:p text:style-name="Standard">19,1,1.499,0.499</text:p>
      <text:p text:style-name="Standard">20,2.167,1.598,-0.569</text:p>
      <text:p text:style-name="Standard">21,1,2.076,1.076</text:p>
      <text:p text:style-name="Standard">22,2.167,1.831,-0.336</text:p>
      <text:p text:style-name="Standard">23,3.333,2.812,-0.521</text:p>
      <text:p text:style-name="Standard">24,4,2.583,-1.417</text:p>
      <text:p text:style-name="Standard">25,1.167,1.933,0.767</text:p>
      <text:p text:style-name="Standard">26,2.4,2.104,-0.296</text:p>
      <text:p text:style-name="Standard">27,0.2,1.423,1.223</text:p>
      <text:p text:style-name="Standard">28,5,1.977,-3.023</text:p>
      <text:p text:style-name="Standard">29,1,1.755,0.755</text:p>
      <text:p text:style-name="Standard">30,2.8,2.104,-0.696</text:p>
      <text:p text:style-name="Standard">31,0.4,1.499,1.099</text:p>
      <text:p text:style-name="Standard">32,2,2.385,0.385</text:p>
      <text:p text:style-name="Standard">33,2.6,2.006,-0.594</text:p>
      <text:p text:style-name="Standard">34,3.2,2.223,-0.977</text:p>
      <text:p text:style-name="Standard">35,4.333,1.598,-2.736</text:p>
      <text:p text:style-name="Standard">36,0.8,1.423,0.623</text:p>
      <text:p text:style-name="Standard">37,2,2.006,0.006</text:p>
      <text:p text:style-name="Standard">38,2.2,1.499,-0.701</text:p>
      <text:p text:style-name="Standard">39,2.2,2.006,-0.194</text:p>
      <text:p text:style-name="Standard">40,0.2,1.499,1.299</text:p>
      <text:p text:style-name="Standard">41,1.143,2.006,0.863</text:p>
      <text:p text:style-name="Standard">42,0.8,1.324,0.524</text:p>
      <text:p text:style-name="Standard">43,1.4,1.598,0.198</text:p>
      <text:p text:style-name="Standard">44,0.833,1.324,0.49</text:p>
      <text:p text:style-name="Standard">45,2,2.104,0.104</text:p>
      <text:p text:style-name="Standard">46,0.2,1.598,1.398</text:p>
      <text:p text:style-name="Standard">47,3,2.006,-0.994</text:p>
      <text:p text:style-name="Standard"><text:soft-page-break/>48,3,1.735,-1.265</text:p>
      <text:p text:style-name="Standard">49,1.167,2.203,1.037</text:p>
      <text:p text:style-name="Standard">50,2.167,2.327,0.161</text:p>
      <text:p text:style-name="Standard">51,2.667,2.611,-0.055</text:p>
      <text:p text:style-name="Standard">52,0,1.499,1.499</text:p>
      <text:p text:style-name="Standard">53,1.833,2.006,0.172</text:p>
      <text:p text:style-name="Standard">54,1.667,2.006,0.339</text:p>
      <text:p text:style-name="Standard">55,4.4,2.302,-2.098</text:p>
      <text:p text:style-name="Standard">56,1.833,2.104,0.271</text:p>
      <text:p text:style-name="Standard">57,1.167,1.735,0.568</text:p>
      <text:p text:style-name="Standard">58,1,2.71,1.71</text:p>
      <text:p text:style-name="Standard">59,1,2.223,1.223</text:p>
      <text:p text:style-name="Standard">60,1.167,1.499,0.332</text:p>
      <text:p text:style-name="Standard">61,1.4,2.006,0.606</text:p>
      <text:p text:style-name="Standard">62,1,1.56,0.56</text:p>
      <text:p text:style-name="Standard">63,0.333,1.522,1.188</text:p>
      <text:p text:style-name="Standard">64,3,2.385,-0.615</text:p>
      <text:p text:style-name="Standard">65,2.833,2.006,-0.828</text:p>
      <text:p text:style-name="Standard">66,3.167,2.361,-0.806</text:p>
      <text:p text:style-name="Standard">67,2.2,2.707,0.507</text:p>
      <text:p text:style-name="Standard">68,2.167,1.499,-0.668</text:p>
      <text:p text:style-name="Standard">69,2.75,1.938,-0.812</text:p>
      <text:p text:style-name="Standard">70,1.2,1.598,0.398</text:p>
      <text:p text:style-name="Standard">71,0.6,1.499,0.899</text:p>
      <text:p text:style-name="Standard">72,4.667,2.571,-2.096</text:p>
      <text:p text:style-name="Standard">73,2.4,1.499,-0.901</text:p>
      <text:p text:style-name="Standard">74,1.2,1.977,0.777</text:p>
      <text:p text:style-name="Standard">75,0.5,2.006,1.506</text:p>
      <text:p text:style-name="Standard">76,2.5,1.812,-0.688</text:p>
      <text:p text:style-name="Standard">77,1.4,2.203,0.803</text:p>
      <text:p text:style-name="Standard">78,3.8,2.104,-1.696</text:p>
      <text:p text:style-name="Standard">79,4.4,2.395,-2.005</text:p>
      <text:p text:style-name="Standard">80,4.833,2.104,-2.729</text:p>
      <text:p text:style-name="Standard">81,1,1.499,0.499</text:p>
      <text:p text:style-name="Standard">82,4.167,2.006,-2.161</text:p>
      <text:p text:style-name="Standard">83,1.5,2.395,0.895</text:p>
      <text:p text:style-name="Standard">84,1,1.499,0.499</text:p>
      <text:p text:style-name="Standard">85,4.5,2.051,-2.449</text:p>
      <text:p text:style-name="Standard">86,3.2,1.974,-1.226</text:p>
      <text:p text:style-name="Standard">87,3.667,1.499,-2.168</text:p>
      <text:p text:style-name="Standard">88,0,2.302,2.302</text:p>
      <text:p text:style-name="Standard">89,2.6,2.525,-0.075</text:p>
      <text:p text:style-name="Standard">90,0.667,2.037,1.371</text:p>
      <text:p text:style-name="Standard">91,2.2,1.499,-0.701</text:p>
      <text:p text:style-name="Standard">92,2.2,1.499,-0.701</text:p>
      <text:p text:style-name="Standard">93,1.2,1.499,0.299</text:p>
      <text:p text:style-name="Standard">94,1,2.223,1.223</text:p>
      <text:p text:style-name="Standard">95,2.8,1.499,-1.301</text:p>
      <text:p text:style-name="Standard">96,1,1.499,0.499</text:p>
      <text:p text:style-name="Standard">97,0,1.499,1.499</text:p>
      <text:p text:style-name="Standard">98,3.667,2.006,-1.661</text:p>
      <text:p text:style-name="Standard"><text:soft-page-break/>99,0,1.499,1.499</text:p>
      <text:p text:style-name="Standard">100,0.333,1.716,1.383</text:p>
      <text:p text:style-name="Standard">1,2.5,3.733,1.233</text:p>
      <text:p text:style-name="Standard">2,1.333,2.008,0.675</text:p>
      <text:p text:style-name="Standard">3,4.167,1.616,-2.55</text:p>
      <text:p text:style-name="Standard">4,1.4,2.008,0.608</text:p>
      <text:p text:style-name="Standard">5,1.833,1.862,0.029</text:p>
      <text:p text:style-name="Standard">6,0.8,1.72,0.92</text:p>
      <text:p text:style-name="Standard">7,3,2.332,-0.668</text:p>
      <text:p text:style-name="Standard">8,4.2,1.806,-2.394</text:p>
      <text:p text:style-name="Standard">9,1.8,2.008,0.208</text:p>
      <text:p text:style-name="Standard">10,2,2.11,0.11</text:p>
      <text:p text:style-name="Standard">11,1.167,1.266,0.1</text:p>
      <text:p text:style-name="Standard">12,3,2.11,-0.89</text:p>
      <text:p text:style-name="Standard">13,3.5,2.008,-1.492</text:p>
      <text:p text:style-name="Standard">14,0,1.515,1.515</text:p>
      <text:p text:style-name="Standard">15,1.6,2.503,0.903</text:p>
      <text:p text:style-name="Standard">16,3,2.008,-0.992</text:p>
      <text:p text:style-name="Standard">17,0.333,3.079,2.746</text:p>
      <text:p text:style-name="Standard">18,2.167,1.948,-0.218</text:p>
      <text:p text:style-name="Standard">19,2,2.363,0.363</text:p>
      <text:p text:style-name="Standard">20,3.167,1.515,-1.652</text:p>
      <text:p text:style-name="Standard">21,1.4,1.515,0.115</text:p>
      <text:p text:style-name="Standard">22,2,2.11,0.11</text:p>
      <text:p text:style-name="Standard">23,1.833,2.11,0.277</text:p>
      <text:p text:style-name="Standard">24,2,1.515,-0.485</text:p>
      <text:p text:style-name="Standard">25,1.75,2.519,0.769</text:p>
      <text:p text:style-name="Standard">26,1.5,1.806,0.306</text:p>
      <text:p text:style-name="Standard">27,1.5,2.442,0.942</text:p>
      <text:p text:style-name="Standard">28,0.833,2.008,1.175</text:p>
      <text:p text:style-name="Standard">29,2,2.05,0.05</text:p>
      <text:p text:style-name="Standard">30,1.333,2.11,0.777</text:p>
      <text:p text:style-name="Standard">31,1,1.822,0.822</text:p>
      <text:p text:style-name="Standard">32,0.667,1.718,1.052</text:p>
      <text:p text:style-name="Standard">33,3.5,1.834,-1.666</text:p>
      <text:p text:style-name="Standard">34,3.167,2.212,-0.955</text:p>
      <text:p text:style-name="Standard">35,3.25,1.862,-1.388</text:p>
      <text:p text:style-name="Standard">36,1.4,2.49,1.09</text:p>
      <text:p text:style-name="Standard">37,3.667,2.11,-1.557</text:p>
      <text:p text:style-name="Standard">38,0.667,1.954,1.287</text:p>
      <text:p text:style-name="Standard">39,2,2.008,0.008</text:p>
      <text:p text:style-name="Standard">40,0,1.806,1.806</text:p>
      <text:p text:style-name="Standard">41,0,1.515,1.515</text:p>
      <text:p text:style-name="Standard">42,2.6,2.025,-0.575</text:p>
      <text:p text:style-name="Standard">43,0,1.515,1.515</text:p>
      <text:p text:style-name="Standard">44,3,4.333,1.333</text:p>
      <text:p text:style-name="Standard">45,3.667,1.954,-1.713</text:p>
      <text:p text:style-name="Standard">46,1.833,2.008,0.175</text:p>
      <text:p text:style-name="Standard">47,2,1.59,-0.41</text:p>
      <text:p text:style-name="Standard">48,1.2,1.515,0.315</text:p>
      <text:p text:style-name="Standard">49,4.8,2.3,-2.5</text:p>
      <text:p text:style-name="Standard"><text:soft-page-break/>50,2,2.008,0.008</text:p>
      <text:p text:style-name="Standard">51,0.8,1.515,0.715</text:p>
      <text:p text:style-name="Standard">52,2.2,2.212,0.012</text:p>
      <text:p text:style-name="Standard">53,1,2.008,1.008</text:p>
      <text:p text:style-name="Standard">54,0.167,2.05,1.884</text:p>
      <text:p text:style-name="Standard">55,0.2,1.515,1.315</text:p>
      <text:p text:style-name="Standard">56,2.167,1.616,-0.55</text:p>
      <text:p text:style-name="Standard">57,1.167,1.515,0.348</text:p>
      <text:p text:style-name="Standard">58,1,1.515,0.515</text:p>
      <text:p text:style-name="Standard">59,1,1.515,0.515</text:p>
      <text:p text:style-name="Standard">60,0.667,2.214,1.547</text:p>
      <text:p text:style-name="Standard">61,2.6,2.008,-0.592</text:p>
      <text:p text:style-name="Standard">62,1.6,1.515,-0.085</text:p>
      <text:p text:style-name="Standard">63,1,1.616,0.616</text:p>
      <text:p text:style-name="Standard">64,1,2.477,1.477</text:p>
      <text:p text:style-name="Standard">65,0.5,1.515,1.015</text:p>
      <text:p text:style-name="Standard">66,1,2.11,1.11</text:p>
      <text:p text:style-name="Standard">67,3.6,1.515,-2.085</text:p>
      <text:p text:style-name="Standard">68,3,2.448,-0.552</text:p>
      <text:p text:style-name="Standard">69,1.5,1.862,0.362</text:p>
      <text:p text:style-name="Standard">70,0.167,1.616,1.45</text:p>
      <text:p text:style-name="Standard">71,1.4,3.368,1.968</text:p>
      <text:p text:style-name="Standard">72,0.5,2.49,1.99</text:p>
      <text:p text:style-name="Standard">73,1.6,2.008,0.408</text:p>
      <text:p text:style-name="Standard">74,0.333,1.616,1.283</text:p>
      <text:p text:style-name="Standard">75,2.667,1.515,-1.152</text:p>
      <text:p text:style-name="Standard">76,2.333,1.616,-0.717</text:p>
      <text:p text:style-name="Standard">77,0.333,1.266,0.933</text:p>
      <text:p text:style-name="Standard">78,3,2.11,-0.89</text:p>
      <text:p text:style-name="Standard">79,4.2,2.442,-1.758</text:p>
      <text:p text:style-name="Standard">80,3.2,2.214,-0.986</text:p>
      <text:p text:style-name="Standard">81,4.4,2.11,-2.29</text:p>
      <text:p text:style-name="Standard">82,2.333,2.008,-0.325</text:p>
      <text:p text:style-name="Standard">83,3.6,2.442,-1.158</text:p>
      <text:p text:style-name="Standard">84,2.833,2.008,-0.825</text:p>
      <text:p text:style-name="Standard">85,2.5,2.448,-0.052</text:p>
      <text:p text:style-name="Standard">86,1.2,2.038,0.838</text:p>
      <text:p text:style-name="Standard">87,0.2,1.718,1.518</text:p>
      <text:p text:style-name="Standard">88,0.833,1.515,0.681</text:p>
      <text:p text:style-name="Standard">89,1.167,1.515,0.348</text:p>
      <text:p text:style-name="Standard">90,3.333,2.024,-1.31</text:p>
      <text:p text:style-name="Standard">91,3.4,1.266,-2.134</text:p>
      <text:p text:style-name="Standard">92,1.6,3.368,1.768</text:p>
      <text:p text:style-name="Standard">93,2,1.72,-0.28</text:p>
      <text:p text:style-name="Standard">94,2.8,2.693,-0.107</text:p>
      <text:p text:style-name="Standard">95,1.8,1.515,-0.285</text:p>
      <text:p text:style-name="Standard">96,0,1.266,1.266</text:p>
      <text:p text:style-name="Standard">97,0,1.515,1.515</text:p>
      <text:p text:style-name="Standard">98,1.2,2.314,1.114</text:p>
      <text:p text:style-name="Standard">99,1.667,2.503,0.837</text:p>
      <text:p text:style-name="Standard">100,1.667,2.056,0.389</text:p>
      <text:p text:style-name="Standard"><text:soft-page-break/>1,0,1.474,1.474</text:p>
      <text:p text:style-name="Standard">2,3,2.518,-0.482</text:p>
      <text:p text:style-name="Standard">3,1.833,1.537,-0.297</text:p>
      <text:p text:style-name="Standard">4,1.667,1.62,-0.047</text:p>
      <text:p text:style-name="Standard">5,1.6,2.06,0.46</text:p>
      <text:p text:style-name="Standard">6,0.8,2.142,1.342</text:p>
      <text:p text:style-name="Standard">7,2.8,2.465,-0.335</text:p>
      <text:p text:style-name="Standard">8,2,1.658,-0.342</text:p>
      <text:p text:style-name="Standard">9,1.4,2.206,0.806</text:p>
      <text:p text:style-name="Standard">10,2.833,1.599,-1.234</text:p>
      <text:p text:style-name="Standard">11,3.5,2.337,-1.163</text:p>
      <text:p text:style-name="Standard">12,1.833,1.927,0.094</text:p>
      <text:p text:style-name="Standard">13,2.75,2.029,-0.721</text:p>
      <text:p text:style-name="Standard">14,1.4,2.121,0.721</text:p>
      <text:p text:style-name="Standard">15,3.6,1.662,-1.938</text:p>
      <text:p text:style-name="Standard">16,1.25,1.745,0.495</text:p>
      <text:p text:style-name="Standard">17,1.8,1.944,0.144</text:p>
      <text:p text:style-name="Standard">18,3,3.212,0.212</text:p>
      <text:p text:style-name="Standard">19,2.75,2.323,-0.427</text:p>
      <text:p text:style-name="Standard">20,2.8,2.465,-0.335</text:p>
      <text:p text:style-name="Standard">21,3.2,2.099,-1.101</text:p>
      <text:p text:style-name="Standard">22,0.6,2.339,1.739</text:p>
      <text:p text:style-name="Standard">23,2.6,1.878,-0.722</text:p>
      <text:p text:style-name="Standard">24,0.75,1.474,0.724</text:p>
      <text:p text:style-name="Standard">25,2.8,1.783,-1.017</text:p>
      <text:p text:style-name="Standard">26,1.5,1.815,0.315</text:p>
      <text:p text:style-name="Standard">27,1,2.006,1.006</text:p>
      <text:p text:style-name="Standard">28,1.5,2.204,0.704</text:p>
      <text:p text:style-name="Standard">29,0.6,1.99,1.39</text:p>
      <text:p text:style-name="Standard">30,1,1.537,0.537</text:p>
      <text:p text:style-name="Standard">31,1,2.079,1.079</text:p>
      <text:p text:style-name="Standard">32,3.2,2.079,-1.121</text:p>
      <text:p text:style-name="Standard">33,0,1.537,1.537</text:p>
      <text:p text:style-name="Standard">34,1.4,1.933,0.533</text:p>
      <text:p text:style-name="Standard">35,3.8,1.933,-1.867</text:p>
      <text:p text:style-name="Standard">36,2.833,2.121,-0.712</text:p>
      <text:p text:style-name="Standard">37,1.2,2.204,1.004</text:p>
      <text:p text:style-name="Standard">38,1.2,2.426,1.226</text:p>
      <text:p text:style-name="Standard">39,2.6,2.121,-0.479</text:p>
      <text:p text:style-name="Standard">40,2.8,1.662,-1.138</text:p>
      <text:p text:style-name="Standard">41,2.4,2.287,-0.113</text:p>
      <text:p text:style-name="Standard">42,0.8,2.287,1.487</text:p>
      <text:p text:style-name="Standard">43,0.5,1.557,1.057</text:p>
      <text:p text:style-name="Standard">44,1.5,1.996,0.496</text:p>
      <text:p text:style-name="Standard">45,2.8,2.399,-0.401</text:p>
      <text:p text:style-name="Standard">46,2,1.537,-0.463</text:p>
      <text:p text:style-name="Standard">47,1.667,2.58,0.914</text:p>
      <text:p text:style-name="Standard">48,3.333,4.062,0.729</text:p>
      <text:p text:style-name="Standard">49,0.6,1.599,0.999</text:p>
      <text:p text:style-name="Standard">50,0,1.474,1.474</text:p>
      <text:p text:style-name="Standard">51,4.167,1.557,-2.609</text:p>
      <text:p text:style-name="Standard"><text:soft-page-break/>52,0,1.599,1.599</text:p>
      <text:p text:style-name="Standard">53,4.5,1.801,-2.699</text:p>
      <text:p text:style-name="Standard">54,0.8,1.652,0.852</text:p>
      <text:p text:style-name="Standard">55,0.8,2.121,1.321</text:p>
      <text:p text:style-name="Standard">56,0.833,1.996,1.163</text:p>
      <text:p text:style-name="Standard">57,2.333,1.537,-0.797</text:p>
      <text:p text:style-name="Standard">58,2,2.59,0.59</text:p>
      <text:p text:style-name="Standard">59,2,2.746,0.746</text:p>
      <text:p text:style-name="Standard">60,3.5,2.659,-0.841</text:p>
      <text:p text:style-name="Standard">61,2,2.142,0.142</text:p>
      <text:p text:style-name="Standard">62,2.8,2.204,-0.596</text:p>
      <text:p text:style-name="Standard">63,2,2.059,0.059</text:p>
      <text:p text:style-name="Standard">64,1.8,2.059,0.259</text:p>
      <text:p text:style-name="Standard">65,2.333,2.806,0.473</text:p>
      <text:p text:style-name="Standard">66,2,1.682,-0.318</text:p>
      <text:p text:style-name="Standard">67,4.714,3.325,-1.389</text:p>
      <text:p text:style-name="Standard">68,0,2.079,2.079</text:p>
      <text:p text:style-name="Standard">69,3,2.69,-0.31</text:p>
      <text:p text:style-name="Standard">70,0.6,1.474,0.874</text:p>
      <text:p text:style-name="Standard">71,0.667,1.724,1.058</text:p>
      <text:p text:style-name="Standard">72,2.5,1.599,-0.901</text:p>
      <text:p text:style-name="Standard">73,2.75,1.996,-0.754</text:p>
      <text:p text:style-name="Standard">74,1.5,2.079,0.579</text:p>
      <text:p text:style-name="Standard">75,1,2.059,1.059</text:p>
      <text:p text:style-name="Standard">76,1,2.204,1.204</text:p>
      <text:p text:style-name="Standard">77,2.6,2.059,-0.541</text:p>
      <text:p text:style-name="Standard">78,1.25,1.599,0.349</text:p>
      <text:p text:style-name="Standard">79,1,2.121,1.121</text:p>
      <text:p text:style-name="Standard">80,0.4,1.682,1.282</text:p>
      <text:p text:style-name="Standard">81,2,2.204,0.204</text:p>
      <text:p text:style-name="Standard">82,4.333,2.246,-2.087</text:p>
      <text:p text:style-name="Standard">83,1.6,2.204,0.604</text:p>
      <text:p text:style-name="Standard">84,4.2,2.873,-1.327</text:p>
      <text:p text:style-name="Standard">85,0.2,1.557,1.357</text:p>
      <text:p text:style-name="Standard">86,1.6,2.385,0.785</text:p>
      <text:p text:style-name="Standard">87,0.167,1.265,1.099</text:p>
      <text:p text:style-name="Standard">88,0.667,1.444,0.777</text:p>
      <text:p text:style-name="Standard">89,3.6,1.599,-2.001</text:p>
      <text:p text:style-name="Standard">90,3,2.58,-0.42</text:p>
      <text:p text:style-name="Standard">91,4.6,1.35,-3.25</text:p>
      <text:p text:style-name="Standard">92,2.8,1.474,-1.326</text:p>
      <text:p text:style-name="Standard">93,1.5,1.996,0.496</text:p>
      <text:p text:style-name="Standard">94,3,2.184,-0.816</text:p>
      <text:p text:style-name="Standard">95,2.167,1.348,-0.818</text:p>
      <text:p text:style-name="Standard">96,1,1.599,0.599</text:p>
      <text:p text:style-name="Standard">97,3.8,3.868,0.068</text:p>
      <text:p text:style-name="Standard">98,1.429,1.473,0.045</text:p>
      <text:p text:style-name="Standard">99,1.8,1.64,-0.16</text:p>
      <text:p text:style-name="Standard">100,4.2,2.246,-1.954</text:p>
      <text:p text:style-name="Standard">1,1.75,1.432,-0.318</text:p>
      <text:p text:style-name="Standard">2,2,1.98,-0.02</text:p>
      <text:p text:style-name="Standard"><text:soft-page-break/>3,1,1.432,0.432</text:p>
      <text:p text:style-name="Standard">4,2,2.147,0.147</text:p>
      <text:p text:style-name="Standard">5,1.8,1.985,0.185</text:p>
      <text:p text:style-name="Standard">6,2.833,2.527,-0.307</text:p>
      <text:p text:style-name="Standard">7,0,1.511,1.511</text:p>
      <text:p text:style-name="Standard">8,1.4,2.41,1.01</text:p>
      <text:p text:style-name="Standard">9,0.6,1.354,0.754</text:p>
      <text:p text:style-name="Standard">10,3.2,2.069,-1.131</text:p>
      <text:p text:style-name="Standard">11,4.333,2.058,-2.276</text:p>
      <text:p text:style-name="Standard">12,4.2,1.438,-2.762</text:p>
      <text:p text:style-name="Standard">13,5,2.436,-2.564</text:p>
      <text:p text:style-name="Standard">14,2,1.432,-0.568</text:p>
      <text:p text:style-name="Standard">15,3.167,1.678,-1.488</text:p>
      <text:p text:style-name="Standard">16,2,1.985,-0.015</text:p>
      <text:p text:style-name="Standard">17,2.5,1.813,-0.687</text:p>
      <text:p text:style-name="Standard">18,3.2,1.816,-1.384</text:p>
      <text:p text:style-name="Standard">19,2.4,1.432,-0.968</text:p>
      <text:p text:style-name="Standard">20,1.333,1.511,0.177</text:p>
      <text:p text:style-name="Standard">21,4.6,1.906,-2.694</text:p>
      <text:p text:style-name="Standard">22,3,2.347,-0.653</text:p>
      <text:p text:style-name="Standard">23,1.8,1.8,0</text:p>
      <text:p text:style-name="Standard">24,1.6,2.226,0.626</text:p>
      <text:p text:style-name="Standard">25,2.4,2.637,0.237</text:p>
      <text:p text:style-name="Standard">26,4.4,1.432,-2.968</text:p>
      <text:p text:style-name="Standard">27,3.4,2.058,-1.342</text:p>
      <text:p text:style-name="Standard">28,1.4,1.901,0.501</text:p>
      <text:p text:style-name="Standard">29,2.2,2.074,-0.126</text:p>
      <text:p text:style-name="Standard">30,1.6,1.438,-0.162</text:p>
      <text:p text:style-name="Standard">31,1.6,1.985,0.385</text:p>
      <text:p text:style-name="Standard">32,1.8,1.511,-0.289</text:p>
      <text:p text:style-name="Standard">33,0.6,1.438,0.838</text:p>
      <text:p text:style-name="Standard">34,1,1.807,0.807</text:p>
      <text:p text:style-name="Standard">35,4,1.738,-2.262</text:p>
      <text:p text:style-name="Standard">36,1.167,1.354,0.188</text:p>
      <text:p text:style-name="Standard">37,2.25,2.438,0.188</text:p>
      <text:p text:style-name="Standard">38,3.4,1.432,-1.968</text:p>
      <text:p text:style-name="Standard">39,1.167,2.444,1.277</text:p>
      <text:p text:style-name="Standard">40,3.75,2.431,-1.319</text:p>
      <text:p text:style-name="Standard">41,4.667,1.354,-3.312</text:p>
      <text:p text:style-name="Standard">42,0,1.354,1.354</text:p>
      <text:p text:style-name="Standard">43,1.4,1.432,0.032</text:p>
      <text:p text:style-name="Standard">44,3.4,2.347,-1.053</text:p>
      <text:p text:style-name="Standard">45,4,1.98,-2.02</text:p>
      <text:p text:style-name="Standard">46,1.5,1.891,0.391</text:p>
      <text:p text:style-name="Standard">47,4.2,2.058,-2.142</text:p>
      <text:p text:style-name="Standard">48,3.167,1.984,-1.183</text:p>
      <text:p text:style-name="Standard">49,2.5,2.23,-0.27</text:p>
      <text:p text:style-name="Standard">50,2,1.985,-0.015</text:p>
      <text:p text:style-name="Standard">51,3.2,1.432,-1.768</text:p>
      <text:p text:style-name="Standard">52,2.2,2.35,0.15</text:p>
      <text:p text:style-name="Standard">53,1.167,2.058,0.891</text:p>
      <text:p text:style-name="Standard"><text:soft-page-break/>54,2,1.354,-0.646</text:p>
      <text:p text:style-name="Standard">55,1.2,1.678,0.478</text:p>
      <text:p text:style-name="Standard">56,4.4,1.967,-2.433</text:p>
      <text:p text:style-name="Standard">57,2,1.901,-0.099</text:p>
      <text:p text:style-name="Standard">58,0.75,1.432,0.682</text:p>
      <text:p text:style-name="Standard">59,2.5,1.98,-0.52</text:p>
      <text:p text:style-name="Standard">60,2,1.98,-0.02</text:p>
      <text:p text:style-name="Standard">61,0.167,1.511,1.344</text:p>
      <text:p text:style-name="Standard">62,1.167,2.069,0.902</text:p>
      <text:p text:style-name="Standard">63,0,2.665,2.665</text:p>
      <text:p text:style-name="Standard">64,4.167,3.329,-0.838</text:p>
      <text:p text:style-name="Standard">65,2.667,2.063,-0.603</text:p>
      <text:p text:style-name="Standard">66,2,1.667,-0.333</text:p>
      <text:p text:style-name="Standard">67,2,2.058,0.058</text:p>
      <text:p text:style-name="Standard">68,1,1.985,0.985</text:p>
      <text:p text:style-name="Standard">69,3.8,1.98,-1.82</text:p>
      <text:p text:style-name="Standard">70,2.2,1.901,-0.299</text:p>
      <text:p text:style-name="Standard">71,3,1.901,-1.099</text:p>
      <text:p text:style-name="Standard">72,4.2,1.813,-2.387</text:p>
      <text:p text:style-name="Standard">73,2.833,2.527,-0.307</text:p>
      <text:p text:style-name="Standard">74,3.833,1.438,-2.395</text:p>
      <text:p text:style-name="Standard">75,1.8,1.516,-0.284</text:p>
      <text:p text:style-name="Standard">76,0.8,1.354,0.554</text:p>
      <text:p text:style-name="Standard">77,1.333,2.532,1.199</text:p>
      <text:p text:style-name="Standard">78,0.5,1.964,1.464</text:p>
      <text:p text:style-name="Standard">79,2.833,1.98,-0.854</text:p>
      <text:p text:style-name="Standard">80,2,1.432,-0.568</text:p>
      <text:p text:style-name="Standard">81,2,1.354,-0.646</text:p>
      <text:p text:style-name="Standard">82,3,2.26,-0.74</text:p>
      <text:p text:style-name="Standard">83,4.2,2.058,-2.142</text:p>
      <text:p text:style-name="Standard">84,0,1.729,1.729</text:p>
      <text:p text:style-name="Standard">85,0.167,1.432,1.266</text:p>
      <text:p text:style-name="Standard">86,0.25,2.347,2.097</text:p>
      <text:p text:style-name="Standard">87,1.8,1.873,0.073</text:p>
      <text:p text:style-name="Standard">88,0.5,1.901,1.401</text:p>
      <text:p text:style-name="Standard">89,2.667,1.878,-0.789</text:p>
      <text:p text:style-name="Standard">90,0.833,1.432,0.599</text:p>
      <text:p text:style-name="Standard">91,3,1.901,-1.099</text:p>
      <text:p text:style-name="Standard">92,1.4,2.035,0.635</text:p>
      <text:p text:style-name="Standard">93,2.333,2.034,-0.299</text:p>
      <text:p text:style-name="Standard">94,1.5,1.98,0.48</text:p>
      <text:p text:style-name="Standard">95,3.667,2.142,-1.525</text:p>
      <text:p text:style-name="Standard">96,0,1.785,1.785</text:p>
      <text:p text:style-name="Standard">97,1.2,1.522,0.322</text:p>
      <text:p text:style-name="Standard">98,3,1.807,-1.193</text:p>
      <text:p text:style-name="Standard">99,4.2,1.354,-2.846</text:p>
      <text:p text:style-name="Standard">100,0.6,2.04,1.44</text:p>
      <text:p text:style-name="Standard">1,4,2.095,-1.905</text:p>
      <text:p text:style-name="Standard">2,2.6,2.432,-0.168</text:p>
      <text:p text:style-name="Standard">3,1.4,2.095,0.695</text:p>
      <text:p text:style-name="Standard">4,1.333,2.095,0.762</text:p>
      <text:p text:style-name="Standard"><text:soft-page-break/>5,1.8,1.563,-0.237</text:p>
      <text:p text:style-name="Standard">6,2.833,1.563,-1.27</text:p>
      <text:p text:style-name="Standard">7,2.2,2.628,0.428</text:p>
      <text:p text:style-name="Standard">8,2.5,1.563,-0.937</text:p>
      <text:p text:style-name="Standard">9,0.167,1.563,1.397</text:p>
      <text:p text:style-name="Standard">10,0.167,1.563,1.397</text:p>
      <text:p text:style-name="Standard">11,1.5,1.563,0.063</text:p>
      <text:p text:style-name="Standard">12,1.2,1.966,0.766</text:p>
      <text:p text:style-name="Standard">13,1.667,1.9,0.233</text:p>
      <text:p text:style-name="Standard">14,0.6,1.563,0.963</text:p>
      <text:p text:style-name="Standard">15,1.4,1.563,0.163</text:p>
      <text:p text:style-name="Standard">16,2.2,2.446,0.246</text:p>
      <text:p text:style-name="Standard">17,4,2.446,-1.554</text:p>
      <text:p text:style-name="Standard">18,0.667,1.775,1.108</text:p>
      <text:p text:style-name="Standard">19,1.333,2.095,0.762</text:p>
      <text:p text:style-name="Standard">20,4.167,3.55,-0.617</text:p>
      <text:p text:style-name="Standard">21,0.6,2.095,1.495</text:p>
      <text:p text:style-name="Standard">22,0.667,2.299,1.633</text:p>
      <text:p text:style-name="Standard">23,1.667,1.966,0.299</text:p>
      <text:p text:style-name="Standard">24,3,2.628,-0.372</text:p>
      <text:p text:style-name="Standard">25,0.667,1.563,0.897</text:p>
      <text:p text:style-name="Standard">26,1,2.125,1.125</text:p>
      <text:p text:style-name="Standard">27,1.167,1.563,0.397</text:p>
      <text:p text:style-name="Standard">28,3.333,3.419,0.086</text:p>
      <text:p text:style-name="Standard">29,3.333,3.55,0.216</text:p>
      <text:p text:style-name="Standard">30,1,2.332,1.332</text:p>
      <text:p text:style-name="Standard">31,3.167,2.628,-0.539</text:p>
      <text:p text:style-name="Standard">32,1.6,2.527,0.927</text:p>
      <text:p text:style-name="Standard">33,3.25,1.914,-1.336</text:p>
      <text:p text:style-name="Standard">34,2,1.563,-0.437</text:p>
      <text:p text:style-name="Standard">35,1.8,2.095,0.295</text:p>
      <text:p text:style-name="Standard">36,1.25,2.095,0.845</text:p>
      <text:p text:style-name="Standard">37,0.667,2.095,1.429</text:p>
      <text:p text:style-name="Standard">38,0.4,1.876,1.476</text:p>
      <text:p text:style-name="Standard">39,1.6,1.563,-0.037</text:p>
      <text:p text:style-name="Standard">40,1.2,2.095,0.895</text:p>
      <text:p text:style-name="Standard">41,0.5,1.563,1.063</text:p>
      <text:p text:style-name="Standard">42,2.833,2.628,-0.206</text:p>
      <text:p text:style-name="Standard">43,1.25,2.095,0.845</text:p>
      <text:p text:style-name="Standard">44,0.4,1.563,1.163</text:p>
      <text:p text:style-name="Standard">45,4.6,1.914,-2.686</text:p>
      <text:p text:style-name="Standard">46,3.667,2.628,-1.039</text:p>
      <text:p text:style-name="Standard">47,0.2,1.694,1.494</text:p>
      <text:p text:style-name="Standard">48,4.5,2.628,-1.872</text:p>
      <text:p text:style-name="Standard">49,1.333,1.563,0.23</text:p>
      <text:p text:style-name="Standard">50,0.4,1.563,1.163</text:p>
      <text:p text:style-name="Standard">51,4.429,1.343,-3.085</text:p>
      <text:p text:style-name="Standard">52,2.667,2.628,-0.039</text:p>
      <text:p text:style-name="Standard">53,1.6,1.563,-0.037</text:p>
      <text:p text:style-name="Standard">54,1,2.095,1.095</text:p>
      <text:p text:style-name="Standard">55,1,2.095,1.095</text:p>
      <text:p text:style-name="Standard"><text:soft-page-break/>56,2.5,3.008,0.508</text:p>
      <text:p text:style-name="Standard">57,0.2,1.563,1.363</text:p>
      <text:p text:style-name="Standard">58,2,2.432,0.432</text:p>
      <text:p text:style-name="Standard">59,1.333,2.667,1.334</text:p>
      <text:p text:style-name="Standard">60,2.5,2.628,0.128</text:p>
      <text:p text:style-name="Standard">61,3.333,2.095,-1.238</text:p>
      <text:p text:style-name="Standard">62,2,1.771,-0.229</text:p>
      <text:p text:style-name="Standard">63,2.6,1.913,-0.687</text:p>
      <text:p text:style-name="Standard">64,2.4,2.446,0.046</text:p>
      <text:p text:style-name="Standard">65,0.4,1.563,1.163</text:p>
      <text:p text:style-name="Standard">66,0.167,2.095,1.929</text:p>
      <text:p text:style-name="Standard">67,1.6,1.9,0.3</text:p>
      <text:p text:style-name="Standard">68,1.714,2.628,0.913</text:p>
      <text:p text:style-name="Standard">69,2.25,2.095,-0.155</text:p>
      <text:p text:style-name="Standard">70,2,1.563,-0.437</text:p>
      <text:p text:style-name="Standard">71,1.25,2.095,0.845</text:p>
      <text:p text:style-name="Standard">72,0,1.563,1.563</text:p>
      <text:p text:style-name="Standard">73,1,1.913,0.913</text:p>
      <text:p text:style-name="Standard">74,1,1.995,0.995</text:p>
      <text:p text:style-name="Standard">75,2.4,3.081,0.681</text:p>
      <text:p text:style-name="Standard">76,1,2.095,1.095</text:p>
      <text:p text:style-name="Standard">77,4.2,1.563,-2.637</text:p>
      <text:p text:style-name="Standard">78,0,2.017,2.017</text:p>
      <text:p text:style-name="Standard">79,2,2.549,0.549</text:p>
      <text:p text:style-name="Standard">80,1.5,2.432,0.932</text:p>
      <text:p text:style-name="Standard">81,3,1.775,-1.225</text:p>
      <text:p text:style-name="Standard">82,0.6,2.354,1.754</text:p>
      <text:p text:style-name="Standard">83,3.667,1.563,-2.103</text:p>
      <text:p text:style-name="Standard">84,2.8,1.914,-0.886</text:p>
      <text:p text:style-name="Standard">85,1,2.095,1.095</text:p>
      <text:p text:style-name="Standard">86,0.333,1.563,1.23</text:p>
      <text:p text:style-name="Standard">87,4.5,2.783,-1.717</text:p>
      <text:p text:style-name="Standard">88,3,2.628,-0.372</text:p>
      <text:p text:style-name="Standard">89,1.167,1.966,0.799</text:p>
      <text:p text:style-name="Standard">90,1.4,1.563,0.163</text:p>
      <text:p text:style-name="Standard">91,1.2,1.563,0.363</text:p>
      <text:p text:style-name="Standard">92,0.286,1.563,1.277</text:p>
      <text:p text:style-name="Standard">93,2.4,1.563,-0.837</text:p>
      <text:p text:style-name="Standard">94,2.2,1.343,-0.857</text:p>
      <text:p text:style-name="Standard">95,1.2,2.408,1.208</text:p>
      <text:p text:style-name="Standard">96,0.2,2.095,1.895</text:p>
      <text:p text:style-name="Standard">97,1.6,1.876,0.276</text:p>
      <text:p text:style-name="Standard">98,1.75,2.095,0.345</text:p>
      <text:p text:style-name="Standard">99,0.833,1.563,0.73</text:p>
      <text:p text:style-name="Standard">100,2.25,1.563,-0.687</text:p>
      <text:p text:style-name="Standard">1,1.5,1.812,0.312</text:p>
      <text:p text:style-name="Standard">2,5,2.181,-2.819</text:p>
      <text:p text:style-name="Standard">3,1.833,2.539,0.706</text:p>
      <text:p text:style-name="Standard">4,3,2.001,-0.999</text:p>
      <text:p text:style-name="Standard">5,2.667,2.634,-0.033</text:p>
      <text:p text:style-name="Standard">6,1,1.753,0.753</text:p>
      <text:p text:style-name="Standard"><text:soft-page-break/>7,1.833,2.575,0.742</text:p>
      <text:p text:style-name="Standard">8,2.6,2.381,-0.219</text:p>
      <text:p text:style-name="Standard">9,3,3.252,0.252</text:p>
      <text:p text:style-name="Standard">10,2.8,1.336,-1.464</text:p>
      <text:p text:style-name="Standard">11,1.75,1.753,0.003</text:p>
      <text:p text:style-name="Standard">12,4.5,2.669,-1.831</text:p>
      <text:p text:style-name="Standard">13,3.4,1.458,-1.942</text:p>
      <text:p text:style-name="Standard">14,2.2,1.611,-0.589</text:p>
      <text:p text:style-name="Standard">15,4.333,2.034,-2.299</text:p>
      <text:p text:style-name="Standard">16,2.75,1.517,-1.233</text:p>
      <text:p text:style-name="Standard">17,1.8,2.181,0.381</text:p>
      <text:p text:style-name="Standard">18,3,1.522,-1.478</text:p>
      <text:p text:style-name="Standard">19,0.2,1.67,1.47</text:p>
      <text:p text:style-name="Standard">20,3.5,2.254,-1.246</text:p>
      <text:p text:style-name="Standard">21,1.333,1.634,0.301</text:p>
      <text:p text:style-name="Standard">22,2.6,2.428,-0.172</text:p>
      <text:p text:style-name="Standard">23,3,2.28,-0.72</text:p>
      <text:p text:style-name="Standard">24,3.75,1.575,-2.175</text:p>
      <text:p text:style-name="Standard">25,3.6,2.021,-1.579</text:p>
      <text:p text:style-name="Standard">26,4,1.969,-2.031</text:p>
      <text:p text:style-name="Standard">27,1.667,2.181,0.514</text:p>
      <text:p text:style-name="Standard">28,3.333,2.275,-1.059</text:p>
      <text:p text:style-name="Standard">29,3.6,2.323,-1.277</text:p>
      <text:p text:style-name="Standard">30,0.6,1.206,0.606</text:p>
      <text:p text:style-name="Standard">31,2.6,2.028,-0.572</text:p>
      <text:p text:style-name="Standard">32,3.167,2.605,-0.562</text:p>
      <text:p text:style-name="Standard">33,3.833,1.147,-2.686</text:p>
      <text:p text:style-name="Standard">34,2.8,1.67,-1.13</text:p>
      <text:p text:style-name="Standard">35,1.2,1.517,0.317</text:p>
      <text:p text:style-name="Standard">36,0.6,2.087,1.487</text:p>
      <text:p text:style-name="Standard">37,1.4,2.218,0.818</text:p>
      <text:p text:style-name="Standard">38,2.25,1.811,-0.439</text:p>
      <text:p text:style-name="Standard">39,0.333,1.458,1.124</text:p>
      <text:p text:style-name="Standard">40,3.167,2.891,-0.276</text:p>
      <text:p text:style-name="Standard">41,1.667,1.458,-0.209</text:p>
      <text:p text:style-name="Standard">42,2.8,2.087,-0.713</text:p>
      <text:p text:style-name="Standard">43,4.6,3.474,-1.126</text:p>
      <text:p text:style-name="Standard">44,2,2.059,0.059</text:p>
      <text:p text:style-name="Standard">45,1,1.693,0.693</text:p>
      <text:p text:style-name="Standard">46,1,2.181,1.181</text:p>
      <text:p text:style-name="Standard">47,1.75,1.95,0.2</text:p>
      <text:p text:style-name="Standard">48,1.8,1.552,-0.248</text:p>
      <text:p text:style-name="Standard">49,2.25,1.382,-0.868</text:p>
      <text:p text:style-name="Standard">50,0.4,1.552,1.152</text:p>
      <text:p text:style-name="Standard">51,0.75,1.458,0.708</text:p>
      <text:p text:style-name="Standard">52,2.8,1.206,-1.594</text:p>
      <text:p text:style-name="Standard">53,1.75,1.147,-0.603</text:p>
      <text:p text:style-name="Standard">54,1.167,2.263,1.096</text:p>
      <text:p text:style-name="Standard">55,3.333,2.323,-1.011</text:p>
      <text:p text:style-name="Standard">56,2,2.728,0.728</text:p>
      <text:p text:style-name="Standard">57,2.167,1.517,-0.65</text:p>
      <text:p text:style-name="Standard"><text:soft-page-break/>58,0,1.517,1.517</text:p>
      <text:p text:style-name="Standard">59,1.167,1.923,0.757</text:p>
      <text:p text:style-name="Standard">60,0.2,1.458,1.258</text:p>
      <text:p text:style-name="Standard">61,3,2.379,-0.621</text:p>
      <text:p text:style-name="Standard">62,2.833,2.117,-0.716</text:p>
      <text:p text:style-name="Standard">63,3.4,2.064,-1.336</text:p>
      <text:p text:style-name="Standard">64,0,1.852,1.852</text:p>
      <text:p text:style-name="Standard">65,0.4,1.458,1.058</text:p>
      <text:p text:style-name="Standard">66,0.8,1.458,0.658</text:p>
      <text:p text:style-name="Standard">67,2.5,2.264,-0.236</text:p>
      <text:p text:style-name="Standard">68,2.25,2.44,0.19</text:p>
      <text:p text:style-name="Standard">69,3.8,3.269,-0.531</text:p>
      <text:p text:style-name="Standard">70,2.6,2.087,-0.513</text:p>
      <text:p text:style-name="Standard">71,1.5,2.122,0.622</text:p>
      <text:p text:style-name="Standard">72,1,2.064,1.064</text:p>
      <text:p text:style-name="Standard">73,3.833,2.481,-1.353</text:p>
      <text:p text:style-name="Standard">74,2.2,2.598,0.398</text:p>
      <text:p text:style-name="Standard">75,1,2.709,1.709</text:p>
      <text:p text:style-name="Standard">76,0.333,1.797,1.464</text:p>
      <text:p text:style-name="Standard">77,3.4,2.323,-1.077</text:p>
      <text:p text:style-name="Standard">78,3,1.923,-1.077</text:p>
      <text:p text:style-name="Standard">79,1.4,2.181,0.781</text:p>
      <text:p text:style-name="Standard">80,1.75,1.517,-0.233</text:p>
      <text:p text:style-name="Standard">81,1.75,1.265,-0.485</text:p>
      <text:p text:style-name="Standard">82,0.8,1.788,0.988</text:p>
      <text:p text:style-name="Standard">83,2.2,1.399,-0.801</text:p>
      <text:p text:style-name="Standard">84,2,2.064,0.064</text:p>
      <text:p text:style-name="Standard">85,2,2.145,0.145</text:p>
      <text:p text:style-name="Standard">86,2.4,2.999,0.599</text:p>
      <text:p text:style-name="Standard">87,0,1.458,1.458</text:p>
      <text:p text:style-name="Standard">88,2.5,2.835,0.335</text:p>
      <text:p text:style-name="Standard">89,1.75,1.575,-0.175</text:p>
      <text:p text:style-name="Standard">90,2.8,2.497,-0.303</text:p>
      <text:p text:style-name="Standard">91,0,1.797,1.797</text:p>
      <text:p text:style-name="Standard">92,1.5,2.122,0.622</text:p>
      <text:p text:style-name="Standard">93,1.8,1.206,-0.594</text:p>
      <text:p text:style-name="Standard">94,1,1.969,0.969</text:p>
      <text:p text:style-name="Standard">95,1.667,2.082,0.415</text:p>
      <text:p text:style-name="Standard">96,1,2.087,1.087</text:p>
      <text:p text:style-name="Standard">97,0.2,1.67,1.47</text:p>
      <text:p text:style-name="Standard">98,1.6,1.969,0.369</text:p>
      <text:p text:style-name="Standard">99,1.2,2.497,1.297</text:p>
      <text:p text:style-name="Standard">100,2.8,2.028,-0.772</text:p>
      <text:p text:style-name="Standard">1,3.5,1.463,-2.037</text:p>
      <text:p text:style-name="Standard">2,1.333,1.463,0.13</text:p>
      <text:p text:style-name="Standard">3,2.8,2.007,-0.793</text:p>
      <text:p text:style-name="Standard">4,1.6,2.197,0.597</text:p>
      <text:p text:style-name="Standard">5,1.4,1.463,0.063</text:p>
      <text:p text:style-name="Standard">6,2.6,2.102,-0.498</text:p>
      <text:p text:style-name="Standard">7,0.25,1.463,1.213</text:p>
      <text:p text:style-name="Standard">8,0,1.463,1.463</text:p>
      <text:p text:style-name="Standard"><text:soft-page-break/>9,1.667,1.463,-0.203</text:p>
      <text:p text:style-name="Standard">10,0.333,1.559,1.225</text:p>
      <text:p text:style-name="Standard">11,2,2.007,0.007</text:p>
      <text:p text:style-name="Standard">12,2.75,2.226,-0.524</text:p>
      <text:p text:style-name="Standard">13,2.2,1.77,-0.43</text:p>
      <text:p text:style-name="Standard">14,4.6,2.737,-1.863</text:p>
      <text:p text:style-name="Standard">15,2.167,1.845,-0.322</text:p>
      <text:p text:style-name="Standard">16,1.2,2.007,0.807</text:p>
      <text:p text:style-name="Standard">17,1.6,2.415,0.815</text:p>
      <text:p text:style-name="Standard">18,2.25,1.975,-0.275</text:p>
      <text:p text:style-name="Standard">19,0.8,1.752,0.952</text:p>
      <text:p text:style-name="Standard">20,0,2.292,2.292</text:p>
      <text:p text:style-name="Standard">21,1.2,2.007,0.807</text:p>
      <text:p text:style-name="Standard">22,2.8,2.007,-0.793</text:p>
      <text:p text:style-name="Standard">23,3,1.463,-1.537</text:p>
      <text:p text:style-name="Standard">24,4.8,2.551,-2.249</text:p>
      <text:p text:style-name="Standard">25,1.833,1.654,-0.18</text:p>
      <text:p text:style-name="Standard">26,0.333,1.886,1.553</text:p>
      <text:p text:style-name="Standard">27,1.25,2.102,0.852</text:p>
      <text:p text:style-name="Standard">28,1.6,2.007,0.407</text:p>
      <text:p text:style-name="Standard">29,1.2,2.007,0.807</text:p>
      <text:p text:style-name="Standard">30,3.2,2.007,-1.193</text:p>
      <text:p text:style-name="Standard">31,0.6,2.007,1.407</text:p>
      <text:p text:style-name="Standard">32,2.8,1.463,-1.337</text:p>
      <text:p text:style-name="Standard">33,2.4,2.415,0.015</text:p>
      <text:p text:style-name="Standard">34,1.4,2.007,0.607</text:p>
      <text:p text:style-name="Standard">35,0.5,1.463,0.963</text:p>
      <text:p text:style-name="Standard">36,3.4,1.752,-1.648</text:p>
      <text:p text:style-name="Standard">37,0.2,1.463,1.263</text:p>
      <text:p text:style-name="Standard">38,2.333,2.109,-0.224</text:p>
      <text:p text:style-name="Standard">39,1.6,2.102,0.502</text:p>
      <text:p text:style-name="Standard">40,2.8,1.303,-1.497</text:p>
      <text:p text:style-name="Standard">41,0.6,1.463,0.863</text:p>
      <text:p text:style-name="Standard">42,0.2,1.463,1.263</text:p>
      <text:p text:style-name="Standard">43,3.333,2.102,-1.231</text:p>
      <text:p text:style-name="Standard">44,1.667,2.007,0.341</text:p>
      <text:p text:style-name="Standard">45,2.8,2.226,-0.574</text:p>
      <text:p text:style-name="Standard">46,3.333,3.307,-0.026</text:p>
      <text:p text:style-name="Standard">47,2.4,2.007,-0.393</text:p>
      <text:p text:style-name="Standard">48,0.5,1.463,0.963</text:p>
      <text:p text:style-name="Standard">49,1.4,1.463,0.063</text:p>
      <text:p text:style-name="Standard">50,1.2,2.007,0.807</text:p>
      <text:p text:style-name="Standard">51,2.4,2.102,-0.298</text:p>
      <text:p text:style-name="Standard">52,4,1.463,-2.537</text:p>
      <text:p text:style-name="Standard">53,2.167,1.687,-0.48</text:p>
      <text:p text:style-name="Standard">54,1.5,2.267,0.767</text:p>
      <text:p text:style-name="Standard">55,2,1.871,-0.129</text:p>
      <text:p text:style-name="Standard">56,1.6,2.102,0.502</text:p>
      <text:p text:style-name="Standard">57,2.2,1.463,-0.737</text:p>
      <text:p text:style-name="Standard">58,3.75,1.463,-2.287</text:p>
      <text:p text:style-name="Standard">59,0.333,1.463,1.13</text:p>
      <text:p text:style-name="Standard"><text:soft-page-break/>60,1.667,1.463,-0.203</text:p>
      <text:p text:style-name="Standard">61,1.5,1.463,-0.037</text:p>
      <text:p text:style-name="Standard">62,0,1.463,1.463</text:p>
      <text:p text:style-name="Standard">63,1,2.007,1.007</text:p>
      <text:p text:style-name="Standard">64,2.833,1.463,-1.37</text:p>
      <text:p text:style-name="Standard">65,1.833,1.559,-0.275</text:p>
      <text:p text:style-name="Standard">66,2,2.007,0.007</text:p>
      <text:p text:style-name="Standard">67,1.6,2.102,0.502</text:p>
      <text:p text:style-name="Standard">68,4.2,1.463,-2.737</text:p>
      <text:p text:style-name="Standard">69,2.2,2.184,-0.016</text:p>
      <text:p text:style-name="Standard">70,3.4,1.654,-1.746</text:p>
      <text:p text:style-name="Standard">71,2,2.102,0.102</text:p>
      <text:p text:style-name="Standard">72,3.167,2.525,-0.642</text:p>
      <text:p text:style-name="Standard">73,3.833,2.076,-1.757</text:p>
      <text:p text:style-name="Standard">74,0.833,1.559,0.725</text:p>
      <text:p text:style-name="Standard">75,1.4,1.463,0.063</text:p>
      <text:p text:style-name="Standard">76,2.2,2.102,-0.098</text:p>
      <text:p text:style-name="Standard">77,1.167,2.007,0.841</text:p>
      <text:p text:style-name="Standard">78,2.5,2.184,-0.316</text:p>
      <text:p text:style-name="Standard">79,0.4,1.463,1.063</text:p>
      <text:p text:style-name="Standard">80,4.333,2.007,-2.326</text:p>
      <text:p text:style-name="Standard">81,1.5,1.463,-0.037</text:p>
      <text:p text:style-name="Standard">82,0.2,1.463,1.263</text:p>
      <text:p text:style-name="Standard">83,0.6,1.654,1.054</text:p>
      <text:p text:style-name="Standard">84,3.833,1.463,-2.37</text:p>
      <text:p text:style-name="Standard">85,1.4,1.91,0.51</text:p>
      <text:p text:style-name="Standard">86,0,1.463,1.463</text:p>
      <text:p text:style-name="Standard">87,2.4,2.226,-0.174</text:p>
      <text:p text:style-name="Standard">88,1.167,2.551,1.384</text:p>
      <text:p text:style-name="Standard">89,1.143,2.102,0.959</text:p>
      <text:p text:style-name="Standard">90,1.167,2.007,0.841</text:p>
      <text:p text:style-name="Standard">91,1,2.102,1.102</text:p>
      <text:p text:style-name="Standard">92,0.6,2.197,1.597</text:p>
      <text:p text:style-name="Standard">93,0,2.007,2.007</text:p>
      <text:p text:style-name="Standard">94,2.8,2.43,-0.37</text:p>
      <text:p text:style-name="Standard">95,3,1.463,-1.537</text:p>
      <text:p text:style-name="Standard">96,3.8,2.007,-1.793</text:p>
      <text:p text:style-name="Standard">97,1.5,1.463,-0.037</text:p>
      <text:p text:style-name="Standard">98,2,2.43,0.43</text:p>
      <text:p text:style-name="Standard">99,3.333,2.51,-0.823</text:p>
      <text:p text:style-name="Standard">100,1.5,1.463,-0.037</text:p>
      <text:p text:style-name="Standard">1,3.833,2.603,-1.23</text:p>
      <text:p text:style-name="Standard">2,1.833,2.064,0.23</text:p>
      <text:p text:style-name="Standard">3,0.429,2.216,1.787</text:p>
      <text:p text:style-name="Standard">4,2.667,2.504,-0.163</text:p>
      <text:p text:style-name="Standard">5,1.2,1.996,0.796</text:p>
      <text:p text:style-name="Standard">6,2,2.603,0.603</text:p>
      <text:p text:style-name="Standard">7,3.6,2.074,-1.526</text:p>
      <text:p text:style-name="Standard">8,0.6,1.524,0.924</text:p>
      <text:p text:style-name="Standard">9,3.75,2.302,-1.448</text:p>
      <text:p text:style-name="Standard">10,5,2.62,-2.38</text:p>
      <text:p text:style-name="Standard"><text:soft-page-break/>11,1.8,1.365,-0.435</text:p>
      <text:p text:style-name="Standard">12,4.4,1.415,-2.985</text:p>
      <text:p text:style-name="Standard">13,1.6,2.064,0.464</text:p>
      <text:p text:style-name="Standard">14,2.2,2.283,0.083</text:p>
      <text:p text:style-name="Standard">15,0.167,1.591,1.425</text:p>
      <text:p text:style-name="Standard">16,1.75,1.996,0.246</text:p>
      <text:p text:style-name="Standard">17,1.6,2.216,0.616</text:p>
      <text:p text:style-name="Standard">18,1.4,2.656,1.256</text:p>
      <text:p text:style-name="Standard">19,3.333,3.487,0.154</text:p>
      <text:p text:style-name="Standard">20,1.6,2.656,1.056</text:p>
      <text:p text:style-name="Standard">21,1.2,1.541,0.341</text:p>
      <text:p text:style-name="Standard">22,1.8,1.938,0.138</text:p>
      <text:p text:style-name="Standard">23,1.75,2.41,0.66</text:p>
      <text:p text:style-name="Standard">24,3.2,1.457,-1.743</text:p>
      <text:p text:style-name="Standard">25,0.25,1.281,1.031</text:p>
      <text:p text:style-name="Standard">26,0.167,2.504,2.337</text:p>
      <text:p text:style-name="Standard">27,3.2,2.198,-1.002</text:p>
      <text:p text:style-name="Standard">28,0.667,1.591,0.925</text:p>
      <text:p text:style-name="Standard">29,1.6,2.283,0.683</text:p>
      <text:p text:style-name="Standard">30,1.2,1.962,0.762</text:p>
      <text:p text:style-name="Standard">31,1.25,2.131,0.881</text:p>
      <text:p text:style-name="Standard">32,1.8,2.409,0.609</text:p>
      <text:p text:style-name="Standard">33,1.667,2.477,0.811</text:p>
      <text:p text:style-name="Standard">34,1,2.688,1.688</text:p>
      <text:p text:style-name="Standard">35,1.4,2.216,0.816</text:p>
      <text:p text:style-name="Standard">36,1,1.55,0.55</text:p>
      <text:p text:style-name="Standard">37,3.167,1.87,-1.296</text:p>
      <text:p text:style-name="Standard">38,2.2,2.589,0.389</text:p>
      <text:p text:style-name="Standard">39,0,1.869,1.869</text:p>
      <text:p text:style-name="Standard">40,2.333,1.996,-0.337</text:p>
      <text:p text:style-name="Standard">41,3,2.215,-0.785</text:p>
      <text:p text:style-name="Standard">42,1,1.591,0.591</text:p>
      <text:p text:style-name="Standard">43,0.4,1.213,0.813</text:p>
      <text:p text:style-name="Standard">44,3.167,2.603,-0.564</text:p>
      <text:p text:style-name="Standard">45,0.6,2.064,1.464</text:p>
      <text:p text:style-name="Standard">46,2.4,1.457,-0.943</text:p>
      <text:p text:style-name="Standard">47,4.5,1.996,-2.504</text:p>
      <text:p text:style-name="Standard">48,1.2,2.148,0.948</text:p>
      <text:p text:style-name="Standard">49,1,2.03,1.03</text:p>
      <text:p text:style-name="Standard">50,2.333,2.058,-0.275</text:p>
      <text:p text:style-name="Standard">51,0.25,1.996,1.746</text:p>
      <text:p text:style-name="Standard">52,2.4,1.996,-0.404</text:p>
      <text:p text:style-name="Standard">53,2.429,1.433,-0.996</text:p>
      <text:p text:style-name="Standard">54,3.2,1.676,-1.524</text:p>
      <text:p text:style-name="Standard">55,2,1.795,-0.205</text:p>
      <text:p text:style-name="Standard">56,1.5,1.997,0.497</text:p>
      <text:p text:style-name="Standard">57,1.4,2.217,0.817</text:p>
      <text:p text:style-name="Standard">58,1.667,2.081,0.414</text:p>
      <text:p text:style-name="Standard">59,0.6,1.524,0.924</text:p>
      <text:p text:style-name="Standard">60,3.8,2.277,-1.523</text:p>
      <text:p text:style-name="Standard">61,2.8,2.656,-0.144</text:p>
      <text:p text:style-name="Standard"><text:soft-page-break/>62,1.167,1.996,0.829</text:p>
      <text:p text:style-name="Standard">63,0.5,1.457,0.957</text:p>
      <text:p text:style-name="Standard">64,3.833,3.223,-0.611</text:p>
      <text:p text:style-name="Standard">65,3.2,1.524,-1.676</text:p>
      <text:p text:style-name="Standard">66,3,2.688,-0.312</text:p>
      <text:p text:style-name="Standard">67,0.6,2.064,1.464</text:p>
      <text:p text:style-name="Standard">68,2,2.081,0.081</text:p>
      <text:p text:style-name="Standard">69,3,2.216,-0.784</text:p>
      <text:p text:style-name="Standard">70,1.75,1.972,0.222</text:p>
      <text:p text:style-name="Standard">71,3.6,1.659,-1.941</text:p>
      <text:p text:style-name="Standard">72,0.4,2.032,1.632</text:p>
      <text:p text:style-name="Standard">73,2,1.457,-0.543</text:p>
      <text:p text:style-name="Standard">74,1.167,1.837,0.671</text:p>
      <text:p text:style-name="Standard">75,4.2,2.148,-2.052</text:p>
      <text:p text:style-name="Standard">76,2.2,1.863,-0.337</text:p>
      <text:p text:style-name="Standard">77,1.2,1.591,0.391</text:p>
      <text:p text:style-name="Standard">78,2,2.064,0.064</text:p>
      <text:p text:style-name="Standard">79,1.4,2.25,0.85</text:p>
      <text:p text:style-name="Standard">80,1,2.131,1.131</text:p>
      <text:p text:style-name="Standard">81,1.5,2.35,0.85</text:p>
      <text:p text:style-name="Standard">82,1,2.148,1.148</text:p>
      <text:p text:style-name="Standard">83,1.8,1.457,-0.343</text:p>
      <text:p text:style-name="Standard">84,2.2,2.081,-0.119</text:p>
      <text:p text:style-name="Standard">85,0.4,1.524,1.124</text:p>
      <text:p text:style-name="Standard">86,3,2.603,-0.397</text:p>
      <text:p text:style-name="Standard">87,0.667,2.375,1.708</text:p>
      <text:p text:style-name="Standard">88,1.2,2.131,0.931</text:p>
      <text:p text:style-name="Standard">89,2.4,1.676,-0.724</text:p>
      <text:p text:style-name="Standard">90,1,2.064,1.064</text:p>
      <text:p text:style-name="Standard">91,1.2,2.444,1.244</text:p>
      <text:p text:style-name="Standard">92,3.167,3.23,0.063</text:p>
      <text:p text:style-name="Standard">93,0.833,2.167,1.333</text:p>
      <text:p text:style-name="Standard">94,3.667,2.875,-0.792</text:p>
      <text:p text:style-name="Standard">95,3.2,1.457,-1.743</text:p>
      <text:p text:style-name="Standard">96,0,1.659,1.659</text:p>
      <text:p text:style-name="Standard">97,0.8,1.524,0.724</text:p>
      <text:p text:style-name="Standard">98,1.8,2.216,0.416</text:p>
      <text:p text:style-name="Standard">99,4.25,1.524,-2.726</text:p>
      <text:p text:style-name="Standard">100,0,2.064,2.064</text:p>
      <text:p text:style-name="Standard"/>
      <text:p text:style-name="Standard">=== Cross-validation ===</text:p>
      <text:p text:style-name="Standard">=== Summary ===</text:p>
      <text:p text:style-name="Standard"/>
      <text:p text:style-name="Standard">Correlation coefficient <text:s text:c="17"/>0.3222</text:p>
      <text:p text:style-name="Standard">Mean absolute error <text:s text:c="21"/>0.9166</text:p>
      <text:p text:style-name="Standard">Root mean squared error <text:s text:c="17"/>1.1253</text:p>
      <text:p text:style-name="Standard">Relative absolute error <text:s text:c="16"/>93.4816 %</text:p>
      <text:p text:style-name="Standard">Root relative squared error <text:s text:c="12"/>94.7172 %</text:p>
      <text:p text:style-name="Standard">Total Number of Instances <text:s text:c="12"/>1000 <text:s text:c="4"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mita misra</meta:initial-creator>
    <meta:creation-date>2014-11-26T14:38:17</meta:creation-date>
    <meta:document-statistic meta:table-count="0" meta:image-count="0" meta:object-count="0" meta:page-count="21" meta:paragraph-count="1057" meta:word-count="1164" meta:character-count="20419"/>
    <dc:date>2014-11-26T14:39:07</dc:date>
    <dc:creator>amita misra</dc:creator>
    <meta:editing-duration>PT50S</meta:editing-duration>
    <meta:editing-cycles>1</meta:editing-cycles>
    <meta:generator>OpenOffice/4.1.0$Unix OpenOffice.org_project/410m18$Build-9764</meta:generator>
  </office:meta>
</office:document-meta>
</file>